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CEC000009B1DBB261B62DB9ED98.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subtitle">
      <style:graphic-properties draw:fill-color="#ffffff" fo:min-height="16.1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subtitle">
      <style:graphic-properties draw:fill-color="#ffffff" fo:min-height="12.179cm"/>
    </style:style>
    <style:style style:name="pr6" style:family="presentation" style:parent-style-name="Inspiration-notes">
      <style:graphic-properties draw:fill-color="#ffffff" draw:auto-grow-height="true" fo:min-height="14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margin-top="0cm" fo:margin-bottom="0.4cm"/>
    </style:style>
    <style:style style:name="T1" style:family="text">
      <style:text-properties fo:font-size="40pt" style:font-size-asian="24pt" style:font-size-complex="24pt"/>
    </style:style>
    <style:style style:name="T2" style:family="text">
      <style:text-properties style:font-name="Liberation Mono" fo:font-size="20pt" style:font-size-asian="24pt" style:font-size-complex="24pt"/>
    </style:style>
    <style:style style:name="T3" style:family="text">
      <style:text-properties style:font-name="Liberation Mono" fo:font-size="18pt" style:font-size-asian="24pt" style:font-size-complex="24pt"/>
    </style:style>
    <style:style style:name="T4" style:family="text">
      <style:text-properties style:font-name="Liberation Sans3" fo:font-size="26pt" style:font-size-asian="24pt" style:font-size-complex="24pt"/>
    </style:style>
    <style:style style:name="T5" style:family="text">
      <style:text-properties style:text-line-through-style="solid" style:text-line-through-type="single"/>
    </style:style>
    <style:style style:name="T6" style:family="text">
      <style:text-properties fo:font-style="italic"/>
    </style:style>
    <style:style style:name="T7" style:family="text">
      <style:text-properties style:font-name="Liberation Mono" fo:font-size="22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space-before="0.3cm" text:min-label-width="0.9cm"/>
        <style:text-properties fo:font-family="OpenSymbol" style:font-charset="x-symbol" fo:color="#99cc66" fo:font-size="45%"/>
      </text:list-level-style-bullet>
      <text:list-level-style-bullet text:level="2" text:bullet-char="●">
        <style:list-level-properties text:space-before="1.5cm" text:min-label-width="0.9cm"/>
        <style:text-properties fo:font-family="OpenSymbol" style:font-charset="x-symbol" fo:color="#99cc66" fo:font-size="45%"/>
      </text:list-level-style-bullet>
      <text:list-level-style-bullet text:level="3" text:bullet-char="●">
        <style:list-level-properties text:space-before="2.8cm" text:min-label-width="0.8cm"/>
        <style:text-properties fo:font-family="OpenSymbol" style:font-charset="x-symbol" fo:color="#99cc66" fo:font-size="45%"/>
      </text:list-level-style-bullet>
      <text:list-level-style-bullet text:level="4" text:bullet-char="●">
        <style:list-level-properties text:space-before="4.2cm" text:min-label-width="0.6cm"/>
        <style:text-properties fo:font-family="OpenSymbol" style:font-charset="x-symbol" fo:color="#99cc66" fo:font-size="45%"/>
      </text:list-level-style-bullet>
      <text:list-level-style-bullet text:level="5" text:bullet-char="●">
        <style:list-level-properties text:space-before="5.4cm" text:min-label-width="0.6cm"/>
        <style:text-properties fo:font-family="OpenSymbol" style:font-charset="x-symbol" fo:color="#99cc66" fo:font-size="45%"/>
      </text:list-level-style-bullet>
      <text:list-level-style-bullet text:level="6" text:bullet-char="●">
        <style:list-level-properties text:space-before="6.6cm" text:min-label-width="0.6cm"/>
        <style:text-properties fo:font-family="OpenSymbol" style:font-charset="x-symbol" fo:color="#99cc66" fo:font-size="45%"/>
      </text:list-level-style-bullet>
      <text:list-level-style-bullet text:level="7" text:bullet-char="●">
        <style:list-level-properties text:space-before="7.8cm" text:min-label-width="0.6cm"/>
        <style:text-properties fo:font-family="OpenSymbol" style:font-charset="x-symbol" fo:color="#99cc66" fo:font-size="45%"/>
      </text:list-level-style-bullet>
      <text:list-level-style-bullet text:level="8" text:bullet-char="●">
        <style:list-level-properties text:space-before="9cm" text:min-label-width="0.6cm"/>
        <style:text-properties fo:font-family="OpenSymbol" style:font-charset="x-symbol" fo:color="#99cc66" fo:font-size="45%"/>
      </text:list-level-style-bullet>
      <text:list-level-style-bullet text:level="9" text:bullet-char="●">
        <style:list-level-properties text:space-before="10.2cm" text:min-label-width="0.6cm"/>
        <style:text-properties fo:font-family="OpenSymbol" style:font-charset="x-symbol" fo:color="#99cc66" fo:font-size="45%"/>
      </text:list-level-style-bullet>
      <text:list-level-style-bullet text:level="10" text:bullet-char="●">
        <style:list-level-properties text:space-before="11.4cm" text:min-label-width="0.6cm"/>
        <style:text-properties fo:font-family="OpenSymbol" style:font-charset="x-symbol" fo:color="#99cc66" fo:font-size="45%"/>
      </text:list-level-style-bullet>
    </text:list-style>
  </office:automatic-styles>
  <office:body>
    <office:presentation>
      <draw:page draw:name="page1" draw:style-name="dp1" draw:master-page-name="Inspiration" presentation:presentation-page-layout-name="AL1T32">
        <draw:frame presentation:style-name="pr1" draw:text-style-name="P1" draw:layer="layout" svg:width="20cm" svg:height="16.12cm" svg:x="2.86cm" svg:y="2.42cm" presentation:class="subtitle" presentation:user-transformed="true">
          <draw:text-box>
            <text:p><text:span text:style-name="T1"/></text:p>
            <text:p><text:span text:style-name="T1">Three Quick Topics</text:span></text:p>
            <text:p><text:span text:style-name="T1"/></text:p>
            <text:p>Pi-hole</text:p>
            <text:p>Windows Subsystem for Linux CircuitPython</text:p>
            <text:p/>
            <text:p>Connie Sieh &amp; Dave Putz</text:p>
            <text:p>Uniforum Chicago</text:p>
            <text:p>January 21, 2020</text:p>
            <text:p/>
            <text:p><text:s/></text:p>
          </draw:text-box>
        </draw:frame>
        <presentation:notes draw:style-name="dp2">
          <draw:page-thumbnail draw:style-name="gr1"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The Pi-hole® is a DNS sinkhole that protects your devices from unwanted content, without installing any client-side software</text:p>
              </text:list-item>
              <text:list-item>
                <text:p>It is set up as a DNS server that has a configurable blacklist of sites</text:p>
              </text:list-item>
              <text:list-item>
                <text:p>When a DNS request is made to a listed site a fake IP address is returned, which points to a small web server on the Pi-hole system. </text:p>
              </text:list-item>
              <text:list-item>
                <text:p>Any requests made to the fake IP address just return a tiny blank image.</text:p>
              </text:list-item>
              <text:list-item>
                <text:p>So, your web browser (or other software) thinks it has received an ad, but just displays an empty space.</text:p>
              </text:list-item>
            </text:list>
          </draw:text-box>
        </draw:frame>
        <presentation:notes draw:style-name="dp2">
          <draw:page-thumbnail draw:style-name="gr1" draw:layer="layout" svg:width="12.75cm" svg:height="9.56cm" svg:x="4.125cm" svg:y="2.5cm" draw:page-number="2" presentation:class="page"/>
          <draw:frame presentation:style-name="pr2"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778cm" svg:y="5.588cm" presentation:class="outline" presentation:user-transformed="true">
          <draw:text-box>
            <text:list text:style-name="L2">
              <text:list-item>
                <text:p>Prerequisites</text:p>
                <text:list>
                  <text:list-item>
                    <text:p>512 MB Ram, 52MB disk space</text:p>
                  </text:list-item>
                  <text:list-item>
                    <text:p><text:s/>A supported operating system</text:p>
                    <text:list>
                      <text:list-item>
                        <text:p>Raspbian</text:p>
                      </text:list-item>
                      <text:list-item>
                        <text:p>Ubuntu</text:p>
                      </text:list-item>
                      <text:list-item>
                        <text:p>Debian</text:p>
                      </text:list-item>
                      <text:list-item>
                        <text:p>Fedora</text:p>
                      </text:list-item>
                      <text:list-item>
                        <text:p>CentOS</text:p>
                      </text:list-item>
                    </text:list>
                  </text:list-item>
                  <text:list-item>
                    <text:p>A static IP address for your network</text:p>
                  </text:list-item>
                </text:list>
              </text:list-item>
            </text:list>
          </draw:text-box>
        </draw:frame>
        <presentation:notes draw:style-name="dp2">
          <draw:page-thumbnail draw:style-name="gr1" draw:layer="layout" svg:width="12.75cm" svg:height="9.56cm" svg:x="4.125cm" svg:y="2.5cm" draw:page-number="3" presentation:class="page"/>
          <draw:frame presentation:style-name="pr2"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Installation</text:p>
                <text:list>
                  <text:list-item>
                    <text:p>There are 3 methods available to install</text:p>
                    <text:list>
                      <text:list-item>
                        <text:p>A one-step automated install using curl</text:p>
                      </text:list-item>
                      <text:list-item>
                        <text:p>A git clone of the Pi-hole repository and running a script it contains</text:p>
                      </text:list-item>
                      <text:list-item>
                        <text:p>A manual download of the installer</text:p>
                      </text:list-item>
                    </text:list>
                    <text:p>The install will add any required packages that might be missing and ask questions about some configuration options</text:p>
                  </text:list-item>
                  <text:list-item>
                    <text:p>Time to install varies; on a slower wifi it took about 10 minutes</text:p>
                  </text:list-item>
                  <text:list-item>
                    <text:p>Note that the installer will show a randomized admin password; you will want to make a note of it (or use pihole -a -p to set a new one)</text:p>
                  </text:list-item>
                </text:list>
              </text:list-item>
            </text:list>
          </draw:text-box>
        </draw:frame>
        <presentation:notes draw:style-name="dp2">
          <draw:page-thumbnail draw:style-name="gr1" draw:layer="layout" svg:width="12.75cm" svg:height="9.56cm" svg:x="4.125cm" svg:y="2.5cm" draw:page-number="4" presentation:class="page"/>
          <draw:frame presentation:style-name="pr2"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Post-Installation</text:p>
                <text:list>
                  <text:list-item>
                    <text:p>Once the install completes successfully Pi-hole will be up and running</text:p>
                  </text:list-item>
                  <text:list-item>
                    <text:p>To use it, just point the DNS server for any device to the IP address of the Pi-hole system<text:tab/></text:p>
                    <text:list>
                      <text:list-item>
                        <text:p>If you have control over a dhcp server being used you can set the default DNS server to your Pi-hole</text:p>
                        <text:list>
                          <text:list-item>
                            <text:p>Example for dhcpd.conf:</text:p>
                            <text:p><text:span text:style-name="T2">option domain-name-servers xxx.xxx.xxx.xxx</text:span> </text:p>
                          </text:list-item>
                        </text:list>
                      </text:list-item>
                      <text:list-item>
                        <text:p>Pi-hole also comes with a built-in dhcp server</text:p>
                      </text:list-item>
                    </text:list>
                  </text:list-item>
                </text:list>
              </text:list-item>
            </text:list>
          </draw:text-box>
        </draw:frame>
        <presentation:notes draw:style-name="dp2">
          <draw:page-thumbnail draw:style-name="gr1" draw:layer="layout" svg:width="12.75cm" svg:height="9.56cm" svg:x="4.125cm" svg:y="2.5cm" draw:page-number="5" presentation:class="page"/>
          <draw:frame presentation:style-name="pr2"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Administration</text:p>
                <text:list>
                  <text:list-item>
                    <text:p>If you want to use the default blacklist, no more work is needed</text:p>
                  </text:list-item>
                  <text:list-item>
                    <text:p>There is a web-based admin tool available at the Pi-hole IP address </text:p>
                    <text:list>
                      <text:list-item>
                        <text:p>xxx.xxx.xxx.xxx/admin</text:p>
                      </text:list-item>
                    </text:list>
                  </text:list-item>
                  <text:list-item>
                    <text:p>You can get a graphical view of DNS queries – how many were made, how many were blocked, how many clients, etc.</text:p>
                  </text:list-item>
                  <text:list-item>
                    <text:p>There are many options available (such as disabling Pi-hole for a short time so you can see those ads)</text:p>
                  </text:list-item>
                  <text:list-item>
                    <text:p>You can add domains to the blacklist or whitelist</text:p>
                  </text:list-item>
                  <text:list-item>
                    <text:p/>
                  </text:list-item>
                </text:list>
              </text:list-item>
            </text:list>
          </draw:text-box>
        </draw:frame>
        <presentation:notes draw:style-name="dp2">
          <draw:page-thumbnail draw:style-name="gr1" draw:layer="layout" svg:width="12.75cm" svg:height="9.56cm" svg:x="4.125cm" svg:y="2.5cm" draw:page-number="6" presentation:class="page"/>
          <draw:frame presentation:style-name="pr2"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Demo Hardware</text:p>
                <text:list>
                  <text:list-item>
                    <text:p>Raspberry Pi Zero W </text:p>
                  </text:list-item>
                  <text:list-item>
                    <text:p>Sandisk 32GB micro sd</text:p>
                  </text:list-item>
                  <text:list-item>
                    <text:p>Raspbian Lite Stretch</text:p>
                    <text:list>
                      <text:list-item>
                        <text:p>Wifi enabled</text:p>
                      </text:list-item>
                      <text:list-item>
                        <text:p>USB serial “gadget” enabled</text:p>
                      </text:list-item>
                    </text:list>
                  </text:list-item>
                </text:list>
              </text:list-item>
            </text:list>
          </draw:text-box>
        </draw:frame>
        <presentation:notes draw:style-name="dp2">
          <draw:page-thumbnail draw:style-name="gr1" draw:layer="layout" svg:width="12.75cm" svg:height="9.56cm" svg:x="4.125cm" svg:y="2.5cm" draw:page-number="7" presentation:class="page"/>
          <draw:frame presentation:style-name="pr2"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Demos</text:p>
                <text:list>
                  <text:list-item>
                    <text:p>Install Pi-hole</text:p>
                    <text:list>
                      <text:list-item>
                        <text:p>wget -O basic-install.sh https://install.pi-hole.net</text:p>
                      </text:list-item>
                      <text:list-item>
                        <text:p>sudo bash basic-install.sh</text:p>
                      </text:list-item>
                    </text:list>
                  </text:list-item>
                  <text:list-item>
                    <text:p>Point client DNS to Pi-hole ipaddress </text:p>
                  </text:list-item>
                  <text:list-item>
                    <text:p>Admin page</text:p>
                  </text:list-item>
                  <text:list-item>
                    <text:p>Timing of a site with/without Pi-hole</text:p>
                    <text:list>
                      <text:list-item>
                        <text:p>cnet.com</text:p>
                      </text:list-item>
                      <text:list-item>
                        <text:p>espn.com</text:p>
                      </text:list-item>
                    </text:list>
                    <text:p/>
                  </text:list-item>
                </text:list>
              </text:list-item>
            </text:list>
          </draw:text-box>
        </draw:frame>
        <presentation:notes draw:style-name="dp2">
          <draw:page-thumbnail draw:style-name="gr1" draw:layer="layout" svg:width="12.75cm" svg:height="9.56cm" svg:x="4.125cm" svg:y="2.5cm" draw:page-number="8" presentation:class="page"/>
          <draw:frame presentation:style-name="pr2"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References and guides</text:p>
                <text:list>
                  <text:list-item>
                    <text:p text:style-name="P3">Pi-hole install guide - https://github.com/pi-hole/pi-hole/#one-step-automated-install</text:p>
                  </text:list-item>
                  <text:list-item>
                    <text:p text:style-name="P3">Raspbian download <text:a xlink:href="https://www.raspberrypi.org/downloads/raspbian/" xlink:type="simple">https://www.raspberrypi.org/downloads/raspbian/</text:a></text:p>
                  </text:list-item>
                  <text:list-item>
                    <text:p text:style-name="P3">A Raspberry Pi Zero W needs some setup to run with a USB console <text:a xlink:href="https://www.tal.org/tutorials/raspberry-pi-zero-usb-serial-console" xlink:type="simple">https://www.tal.org/tutorials/raspberry-pi-zero-usb-serial-console</text:a></text:p>
                  </text:list-item>
                  <text:list-item>
                    <text:p text:style-name="P3">Using Pi-hole with a VPN to provide remote access https://docs.pi-hole.net/guides/vpn/overview/</text:p>
                  </text:list-item>
                </text:list>
              </text:list-item>
            </text:list>
          </draw:text-box>
        </draw:frame>
        <presentation:notes draw:style-name="dp2">
          <draw:page-thumbnail draw:style-name="gr1" draw:layer="layout" svg:width="12.75cm" svg:height="9.56cm" svg:x="4.125cm" svg:y="2.5cm" draw:page-number="9" presentation:class="page"/>
          <draw:frame presentation:style-name="pr2"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2">
              <text:list-item>
                <text:p>The Windows Subsystem for Linux (WSL) is a Windows 10 feature that enables you to run native Linux command line tools directly on Windows, alongside your traditional Windows desktop </text:p>
                <text:list>
                  <text:list-header>
                    <text:p>History</text:p>
                  </text:list-header>
                  <text:list-item>
                    <text:p>Installation</text:p>
                  </text:list-item>
                  <text:list-item>
                    <text:p>Use</text:p>
                    <text:p>Limitations</text:p>
                  </text:list-item>
                </text:list>
              </text:list-item>
            </text:list>
          </draw:text-box>
        </draw:frame>
        <presentation:notes draw:style-name="dp2">
          <draw:page-thumbnail draw:style-name="gr1" draw:layer="layout" svg:width="12.75cm" svg:height="9.56cm" svg:x="4.125cm" svg:y="2.5cm" draw:page-number="10" presentation:class="page"/>
          <draw:frame presentation:style-name="pr2"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3" draw:layer="layout" svg:width="20cm" svg:height="2cm" svg:x="1.4cm" svg:y="1.6cm" presentation:class="title" presentation:user-transformed="true">
          <draw:text-box>
            <text:p>Windows Subsystem for Linux</text:p>
          </draw:text-box>
        </draw:frame>
        <draw:frame presentation:style-name="pr4" draw:layer="layout" svg:width="25.2cm" svg:height="15.24cm" svg:x="1.4cm" svg:y="4.064cm" presentation:class="outline" presentation:user-transformed="true">
          <draw:text-box>
            <text:list text:style-name="L3">
              <text:list-header>
                <text:p/>
                <text:list>
                  <text:list-item>
                    <text:p>HISTORY</text:p>
                    <text:list>
                      <text:list-item>
                        <text:p>Microsoft initially tried to be “Unix-y” by providing a Posix subsystem in Windows NT</text:p>
                        <text:list>
                          <text:list-item>
                            <text:p>This was done to meet DoD Orange Book specs</text:p>
                          </text:list-item>
                          <text:list-item>
                            <text:p>The POSIX subsystem supported POSIX.1 spec but provided no shells or UNIX-like environment of any kind. </text:p>
                          </text:list-item>
                          <text:list-item>
                            <text:p>Eliminated in Windows XP and Windows Server 2003</text:p>
                          </text:list-item>
                        </text:list>
                      </text:list-item>
                      <text:list-item>
                        <text:p>MS also bought a product named Interix which became a core operating system component, rebranded as “Subsystem for UNIX Applications” (SUA).</text:p>
                      </text:list-item>
                      <text:list-item>
                        <text:p>Not much use or acceptance for either of these products</text:p>
                      </text:list-item>
                    </text:list>
                  </text:list-item>
                </text:list>
              </text:list-header>
            </text:list>
          </draw:text-box>
        </draw:frame>
        <presentation:notes draw:style-name="dp2">
          <draw:page-thumbnail draw:style-name="gr1" draw:layer="layout" svg:width="12.75cm" svg:height="9.56cm" svg:x="4.125cm" svg:y="2.5cm" draw:page-number="11" presentation:class="page"/>
          <draw:frame presentation:style-name="pr2"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2">
              <text:list-item>
                <text:p>In Windows 7 Microsoft promoted the use of virtual machines to run Linux distributions</text:p>
                <text:list>
                  <text:list-item>
                    <text:p>These have the same issues as all fully-virtualized environments</text:p>
                    <text:list>
                      <text:list-item>
                        <text:p>Less efficient use of hardware</text:p>
                      </text:list-item>
                      <text:list-item>
                        <text:p>Dedicated resources limit overall usage</text:p>
                      </text:list-item>
                    </text:list>
                  </text:list-item>
                </text:list>
              </text:list-item>
              <text:list-item>
                <text:p>WSL was released for 64-bit Windows 10 (version 1607+) </text:p>
                <text:list>
                  <text:list-item>
                    <text:p>It lets you run unmodified Linux binaries directly on Windows 10</text:p>
                  </text:list-item>
                  <text:list-item>
                    <text:p>Command line tools were the focus</text:p>
                  </text:list-item>
                  <text:list-item>
                    <text:p>Provides a “translation” of Linux systems calls to Windows NT kernel calls</text:p>
                  </text:list-item>
                </text:list>
              </text:list-item>
            </text:list>
          </draw:text-box>
        </draw:frame>
        <presentation:notes draw:style-name="dp2">
          <draw:page-thumbnail draw:style-name="gr1" draw:layer="layout" svg:width="12.75cm" svg:height="9.56cm" svg:x="4.125cm" svg:y="2.5cm" draw:page-number="12" presentation:class="page"/>
          <draw:frame presentation:style-name="pr2"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5.494cm" svg:x="1.4cm" svg:y="4.064cm" presentation:class="outline" presentation:user-transformed="true">
          <draw:text-box>
            <text:list text:style-name="L2">
              <text:list-item>
                <text:p>INSTALL</text:p>
                <text:list>
                  <text:list-item>
                    <text:p>Via “enable optional feature” setup <text:s/>OR</text:p>
                  </text:list-item>
                  <text:list-item>
                    <text:p>Via a Admin enabled Powershell</text:p>
                  </text:list-item>
                  <text:list-item>
                    <text:p><text:span text:style-name="T3">Enable-WindowsOptionalFeature -Online -FeatureName Microsoft-Windows-Subsystem-Linux </text:span></text:p>
                    <text:list>
                      <text:list-item>
                        <text:p><text:span text:style-name="T4">Some necessary software will download, and the WSL subsystem will be enabled after you reboot.</text:span></text:p>
                      </text:list-item>
                    </text:list>
                  </text:list-item>
                </text:list>
              </text:list-item>
              <text:list-item>
                <text:p><text:span text:style-name="T4">Install Linux Distro</text:span></text:p>
                <text:list>
                  <text:list-item>
                    <text:p><text:span text:style-name="T4">Current available distros are </text:span></text:p>
                    <text:list>
                      <text:list-item>
                        <text:p><text:span text:style-name="T4">Ubuntu …</text:span></text:p>
                      </text:list-item>
                      <text:list-item>
                        <text:p><text:span text:style-name="T4">Kali Linux </text:span></text:p>
                      </text:list-item>
                      <text:list-item>
                        <text:p><text:span text:style-name="T4">Debian </text:span></text:p>
                      </text:list-item>
                      <text:list-item>
                        <text:p><text:span text:style-name="T4">Alpine WSL </text:span></text:p>
                      </text:list-item>
                      <text:list-item>
                        <text:p><text:span text:style-name="T4">SUSE … <text:s/></text:span></text:p>
                      </text:list-item>
                      <text:list-item>
                        <text:p><text:span text:style-name="T4">Pengwin ... </text:span></text:p>
                      </text:list-item>
                      <text:list-item>
                        <text:p><text:span text:style-name="T4">Fedora Remix for WSL</text:span></text:p>
                      </text:list-item>
                    </text:list>
                  </text:list-item>
                  <text:list-item>
                    <text:p><text:span text:style-name="T4">You can also download &amp; install without Microsoft Store via curl </text:span><text:span text:style-name="T4"><text:a xlink:href="https://docs.microsoft.com/en-us/windows/wsl/install-manual" xlink:type="simple">https://docs.microsoft.com/en-us/windows/wsl/install-manual</text:a></text:span></text:p>
                  </text:list-item>
                </text:list>
              </text:list-item>
            </text:list>
          </draw:text-box>
        </draw:frame>
        <presentation:notes draw:style-name="dp2">
          <draw:page-thumbnail draw:style-name="gr1" draw:layer="layout" svg:width="12.75cm" svg:height="9.56cm" svg:x="4.125cm" svg:y="2.5cm" draw:page-number="13" presentation:class="page"/>
          <draw:frame presentation:style-name="pr2"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4.304cm" svg:x="1.4cm" svg:y="5cm" presentation:class="outline" presentation:user-transformed="true">
          <draw:text-box>
            <text:list text:style-name="L2">
              <text:list-header>
                <text:p/>
              </text:list-header>
              <text:list-item>
                <text:p>Install Linux Distro via Microsoft Store </text:p>
                <text:list>
                  <text:list-item>
                    <text:p>Select “get”</text:p>
                  </text:list-item>
                </text:list>
              </text:list-item>
              <text:list-item>
                <text:p>Install Linux Distro via <text:s/>powershell</text:p>
                <text:list>
                  <text:list-item>
                    <text:p>“curl.exe -L -o ubuntu-1804.app<text:a xlink:href="https://aka.ms/wsl-ubuntu-1804" xlink:type="simple">https://aka.ms/wsl-ubuntu-1804</text:a><text:span text:style-name="T5">”</text:span></text:p>
                  </text:list-item>
                  <text:list-item>
                    <text:p>Add-AppxPackage .\ubuntu-1804.appx</text:p>
                  </text:list-item>
                </text:list>
              </text:list-item>
            </text:list>
          </draw:text-box>
        </draw:frame>
        <presentation:notes draw:style-name="dp2">
          <draw:page-thumbnail draw:style-name="gr1" draw:layer="layout" svg:width="12.75cm" svg:height="9.56cm" svg:x="4.125cm" svg:y="2.5cm" draw:page-number="14" presentation:class="page"/>
          <draw:frame presentation:style-name="pr2"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4.304cm" svg:x="1.4cm" svg:y="5cm" presentation:class="outline" presentation:user-transformed="true">
          <draw:text-box>
            <text:list text:style-name="L2">
              <text:list-header>
                <text:p>USE</text:p>
                <text:list>
                  <text:list-item>
                    <text:p>List WSL distro</text:p>
                    <text:list>
                      <text:list-item>
                        <text:p>“wsl -l -a” <text:s text:c="10"/># lists all wsl distros</text:p>
                      </text:list-item>
                    </text:list>
                  </text:list-item>
                  <text:list-item>
                    <text:p>Start distro</text:p>
                    <text:list>
                      <text:list-item>
                        <text:p>Ubuntu-1804 <text:s text:c="4"/># starts wsl with specified distro</text:p>
                      </text:list-item>
                      <text:list-item>
                        <text:p>“wsl -d Ubuntu-1804”</text:p>
                      </text:list-item>
                      <text:list-item>
                        <text:p>Select Distro from Start Menu”</text:p>
                      </text:list-item>
                    </text:list>
                  </text:list-item>
                  <text:list-item>
                    <text:p>Run linux commands from Windows</text:p>
                    <text:list>
                      <text:list-item>
                        <text:p>“wsl &lt;command&gt;”</text:p>
                      </text:list-item>
                      <text:list-item>
                        <text:p>Pipes and redirection works</text:p>
                      </text:list-item>
                    </text:list>
                  </text:list-item>
                </text:list>
              </text:list-header>
            </text:list>
          </draw:text-box>
        </draw:frame>
        <presentation:notes draw:style-name="dp2">
          <draw:page-thumbnail draw:style-name="gr1" draw:layer="layout" svg:width="12.75cm" svg:height="9.56cm" svg:x="4.125cm" svg:y="2.5cm" draw:page-number="15" presentation:class="page"/>
          <draw:frame presentation:style-name="pr2"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4.304cm" svg:x="1.4cm" svg:y="5cm" presentation:class="outline" presentation:user-transformed="true">
          <draw:text-box>
            <text:list text:style-name="L2">
              <text:list-header>
                <text:p>FILESYSTEM ACCESS</text:p>
                <text:list>
                  <text:list-item>
                    <text:p>Linux filesystem available in Windows</text:p>
                  </text:list-item>
                  <text:list-item>
                    <text:p>Linux “/” filesystem available via “9P” filesystem (1903)</text:p>
                    <text:list>
                      <text:list-item>
                        <text:p>https://devblogs.microsoft.com/commandline/whats-new-for-wsl-in-windows-10-version-1903/</text:p>
                      </text:list-item>
                      <text:list-item>
                        <text:p>“\\wsl$\&lt;distro name&gt;\”</text:p>
                      </text:list-item>
                    </text:list>
                  </text:list-item>
                  <text:list-item>
                    <text:p>Windows “c:” available in Linux at</text:p>
                    <text:list>
                      <text:list-header>
                        <text:p><text:span text:style-name="T6">“</text:span><text:span text:style-name="T6">/mnt</text:span>/c/”<text:tab/></text:p>
                      </text:list-header>
                    </text:list>
                  </text:list-item>
                  <text:list-item>
                    <text:p>DO NOT TOUCH APPDATA folder</text:p>
                    <text:list>
                      <text:list-item>
                        <text:p>BAD things will happen</text:p>
                      </text:list-item>
                    </text:list>
                  </text:list-item>
                </text:list>
              </text:list-header>
            </text:list>
          </draw:text-box>
        </draw:frame>
        <presentation:notes draw:style-name="dp2">
          <draw:page-thumbnail draw:style-name="gr1" draw:layer="layout" svg:width="12.75cm" svg:height="9.56cm" svg:x="4.125cm" svg:y="2.5cm" draw:page-number="16" presentation:class="page"/>
          <draw:frame presentation:style-name="pr2"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4.986cm" svg:x="1.216cm" svg:y="4.064cm" presentation:class="outline" presentation:user-transformed="true">
          <draw:text-box>
            <text:list text:style-name="L2">
              <text:list-header>
                <text:p/>
              </text:list-header>
              <text:list-item>
                <text:p>WSL 1 runs Linux binaries by partly implementing a Linux API compatibility layer <text:s/>in the Windows kernel , thus some programs will not work because they need the missing system calls</text:p>
              </text:list-item>
              <text:list-item>
                <text:p>Since a compatibility layer is used some operations can be slower than native Linux such as disk reads/writes</text:p>
              </text:list-item>
              <text:list-item>
                <text:p>WSL 2 Announced May 2019 , First “test” release June 2019, <text:s/>Expected Release 20H1</text:p>
              </text:list-item>
              <text:list-item>
                <text:p>WSL 2 uses a Microsoft provided Linux kernel running in a lightweight VM to provide better compatibility with native Linux installations</text:p>
              </text:list-item>
              <text:list-item>
                <text:p>Install WSL 2</text:p>
                <text:list>
                  <text:list-item>
                    <text:p>Enable the 'Virtual Machine Platform' optional component <text:s/>via a Admin enabled Powershell</text:p>
                  </text:list-item>
                  <text:list-item>
                    <text:p>“dism.exe /online /enable-feature /featurename:VirtualMachinePlatform /all /norestart”</text:p>
                  </text:list-item>
                  <text:list-item>
                    <text:p>Set your distro version using a command line:</text:p>
                    <text:list>
                      <text:list-item>
                        <text:p><text:span text:style-name="T7">“</text:span><text:span text:style-name="T7">wsl --set-version &lt;Distro&gt; 2”</text:span></text:p>
                      </text:list-item>
                    </text:list>
                  </text:list-item>
                  <text:list-item>
                    <text:p>Check the version for each distro:</text:p>
                    <text:list>
                      <text:list-item>
                        <text:p><text:span text:style-name="T7">“</text:span><text:span text:style-name="T7">wsl --list --verbose”tal</text:span></text:p>
                      </text:list-item>
                    </text:list>
                  </text:list-item>
                </text:list>
              </text:list-item>
            </text:list>
          </draw:text-box>
        </draw:frame>
        <presentation:notes draw:style-name="dp2">
          <draw:page-thumbnail draw:style-name="gr1" draw:layer="layout" svg:width="12.75cm" svg:height="9.56cm" svg:x="4.125cm" svg:y="2.5cm" draw:page-number="17" presentation:class="page"/>
          <draw:frame presentation:style-name="pr2"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5.24cm" svg:x="1.4cm" svg:y="4.318cm" presentation:class="outline" presentation:user-transformed="true">
          <draw:text-box>
            <text:list text:style-name="L2">
              <text:list-item>
                <text:p>Demos</text:p>
                <text:list>
                  <text:list-item>
                    <text:p>WSL 1 Install</text:p>
                    <text:list>
                      <text:list-item>
                        <text:p>Via Admin enabled Powershell</text:p>
                        <text:list>
                          <text:list-item>
                            <text:p>Enable-WindowsOptionalFeature -Online -FeatureName Microsoft-Windows-Subsystem-Linux</text:p>
                          </text:list-item>
                        </text:list>
                      </text:list-item>
                    </text:list>
                  </text:list-item>
                  <text:list-item>
                    <text:p>WSL Distro Install <text:s/>– Via Powershell</text:p>
                    <text:list>
                      <text:list-item>
                        <text:p>curl.exe -L -o ubuntu-1804.app</text:p>
                      </text:list-item>
                      <text:list-item>
                        <text:p>Add-AppxPackage .\ubuntu-1804.appx</text:p>
                      </text:list-item>
                    </text:list>
                  </text:list-item>
                </text:list>
              </text:list-item>
            </text:list>
          </draw:text-box>
        </draw:frame>
        <presentation:notes draw:style-name="dp2">
          <draw:page-thumbnail draw:style-name="gr1" draw:layer="layout" svg:width="12.75cm" svg:height="9.56cm" svg:x="4.125cm" svg:y="2.5cm" draw:page-number="18" presentation:class="page"/>
          <draw:frame presentation:style-name="pr2"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5.24cm" svg:x="1.4cm" svg:y="4.318cm" presentation:class="outline" presentation:user-transformed="true">
          <draw:text-box>
            <text:list text:style-name="L2">
              <text:list-item>
                <text:p>Demos</text:p>
                <text:list>
                  <text:list-item>
                    <text:p>WSL <text:s/>Usage</text:p>
                    <text:list>
                      <text:list-item>
                        <text:p>Microsoft Powershell</text:p>
                        <text:list>
                          <text:list-item>
                            <text:p>“wsl <text:s/>ls”</text:p>
                          </text:list-item>
                          <text:list-item>
                            <text:p>“wsl ls |&gt; filenames”</text:p>
                          </text:list-item>
                          <text:list-item>
                            <text:p>“cd \\wsl$\ubuntu-1804”</text:p>
                          </text:list-item>
                          <text:list-item>
                            <text:p>dir</text:p>
                          </text:list-item>
                        </text:list>
                      </text:list-item>
                      <text:list-item>
                        <text:p>Linux</text:p>
                        <text:list>
                          <text:list-item>
                            <text:p>“ls”</text:p>
                          </text:list-item>
                          <text:list-item>
                            <text:p>“explorer.exe”</text:p>
                          </text:list-item>
                          <text:list-item>
                            <text:p>‘notepad.exe”</text:p>
                          </text:list-item>
                          <text:list-item>
                            <text:p>“cd /<text:span text:style-name="T6">mnt/</text:span>c”</text:p>
                          </text:list-item>
                        </text:list>
                      </text:list-item>
                    </text:list>
                  </text:list-item>
                  <text:list-item>
                    <text:p/>
                  </text:list-item>
                </text:list>
              </text:list-item>
            </text:list>
          </draw:text-box>
        </draw:frame>
        <presentation:notes draw:style-name="dp2">
          <draw:page-thumbnail draw:style-name="gr1" draw:layer="layout" svg:width="12.75cm" svg:height="9.56cm" svg:x="4.125cm" svg:y="2.5cm" draw:page-number="19" presentation:class="page"/>
          <draw:frame presentation:style-name="pr2"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5.24cm" svg:x="1.4cm" svg:y="4.318cm" presentation:class="outline" presentation:user-transformed="true">
          <draw:text-box>
            <text:list text:style-name="L2">
              <text:list-item>
                <text:p>Demos</text:p>
                <text:list>
                  <text:list-item>
                    <text:p>WSL 2 Install</text:p>
                    <text:list>
                      <text:list-item>
                        <text:p>Via Admin enabled Powershell</text:p>
                      </text:list-item>
                    </text:list>
                  </text:list-item>
                  <text:list-item>
                    <text:p><text:s text:c="2"/><text:tab/>dism.exe /online /enable-featur/featurename:VirtualMachinePlatform /all</text:p>
                    <text:list>
                      <text:list-item>
                        <text:p>Restart Windows to enable</text:p>
                      </text:list-item>
                    </text:list>
                  </text:list-item>
                  <text:list-item>
                    <text:p>Set your distro version using a command line:</text:p>
                    <text:list>
                      <text:list-item>
                        <text:list>
                          <text:list-item>
                            <text:p><text:span text:style-name="T7">“</text:span><text:span text:style-name="T7">wsl --set-version &lt;Distro&gt; 2”</text:span></text:p>
                          </text:list-item>
                        </text:list>
                      </text:list-item>
                      <text:list-item>
                        <text:p>Check the version for each distro:</text:p>
                        <text:list>
                          <text:list-item>
                            <text:p><text:span text:style-name="T7">“</text:span><text:span text:style-name="T7">wsl --list –verbose”</text:span></text:p>
                          </text:list-item>
                        </text:list>
                      </text:list-item>
                    </text:list>
                  </text:list-item>
                  <text:list-item>
                    <text:p><text:span text:style-name="T7">WSL 2 Usage</text:span></text:p>
                    <text:list>
                      <text:list-item>
                        <text:p><text:span text:style-name="T7">“</text:span><text:span text:style-name="T7">wsl &lt;linux command&gt; 1 <text:s text:c="4"/># For wsl 1</text:span></text:p>
                      </text:list-item>
                      <text:list-item>
                        <text:p><text:span text:style-name="T7">“</text:span><text:span text:style-name="T7">wsl &lt;linux command&gt; 2 <text:s text:c="4"/># for wsl 2</text:span></text:p>
                        <text:p><text:span text:style-name="T7"/></text:p>
                      </text:list-item>
                    </text:list>
                  </text:list-item>
                  <text:list-item>
                    <text:p/>
                  </text:list-item>
                </text:list>
              </text:list-item>
            </text:list>
          </draw:text-box>
        </draw:frame>
        <presentation:notes draw:style-name="dp2">
          <draw:page-thumbnail draw:style-name="gr1" draw:layer="layout" svg:width="12.75cm" svg:height="9.56cm" svg:x="4.125cm" svg:y="2.5cm" draw:page-number="20" presentation:class="page"/>
          <draw:frame presentation:style-name="pr2"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5.24cm" svg:x="1.4cm" svg:y="4.318cm" presentation:class="outline" presentation:user-transformed="true">
          <draw:text-box>
            <text:list text:style-name="L2">
              <text:list-item>
                <text:p>Demos</text:p>
                <text:list>
                  <text:list-header>
                    <text:p><text:span text:style-name="T7">Build CircuitPython</text:span></text:p>
                    <text:list>
                      <text:list-item>
                        <text:p><text:span text:style-name="T7">wsl --set-version ubuntu-1804 2</text:span></text:p>
                      </text:list-item>
                      <text:list-item>
                        <text:p><text:span text:style-name="T7">“</text:span><text:span text:style-name="T7">cd ~/git/circuitpython”</text:span></text:p>
                      </text:list-item>
                      <text:list-item>
                        <text:p><text:span text:style-name="T7">“</text:span><text:span text:style-name="T7">make clean”</text:span></text:p>
                      </text:list-item>
                      <text:list-item>
                        <text:p><text:span text:style-name="T7">“</text:span><text:span text:style-name="T7">time make”</text:span></text:p>
                      </text:list-item>
                      <text:list-item>
                        <text:p><text:span text:style-name="T7">“</text:span><text:span text:style-name="T7">wsl –set-version ubuntu-1804 1”</text:span></text:p>
                      </text:list-item>
                      <text:list-item>
                        <text:p><text:span text:style-name="T7">“</text:span><text:span text:style-name="T7">cd ~/git/circuitpython”</text:span></text:p>
                      </text:list-item>
                      <text:list-item>
                        <text:p><text:span text:style-name="T7">“</text:span><text:span text:style-name="T7">make clean”</text:span></text:p>
                      </text:list-item>
                      <text:list-item>
                        <text:p><text:span text:style-name="T7">“</text:span><text:span text:style-name="T7">time make”</text:span></text:p>
                      </text:list-item>
                    </text:list>
                  </text:list-header>
                </text:list>
              </text:list-item>
            </text:list>
          </draw:text-box>
        </draw:frame>
        <presentation:notes draw:style-name="dp2">
          <draw:page-thumbnail draw:style-name="gr1" draw:layer="layout" svg:width="12.75cm" svg:height="9.56cm" svg:x="4.125cm" svg:y="2.5cm" draw:page-number="21" presentation:class="page"/>
          <draw:frame presentation:style-name="pr2"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2">
              <text:list-header>
                <text:p/>
              </text:list-header>
              <text:list-item>
                <text:p>Demo Hardware</text:p>
                <text:list>
                  <text:list-item>
                    <text:p>Dell E5440 – I5 43xx, 8GB DDR3, 500GB SSD</text:p>
                  </text:list-item>
                  <text:list-item>
                    <text:p>Windows 10 1903 Education</text:p>
                  </text:list-item>
                  <text:list-item>
                    <text:p>Hyper V </text:p>
                    <text:list>
                      <text:list-item>
                        <text:p>Windows 10 Insiders 19035 <text:s/></text:p>
                        <text:list>
                          <text:list-item>
                            <text:p>Needed for WSL 2</text:p>
                          </text:list-item>
                          <text:list-item>
                            <text:p>Did not want to replace Windows 10 1903</text:p>
                          </text:list-item>
                        </text:list>
                      </text:list-item>
                    </text:list>
                  </text:list-item>
                </text:list>
              </text:list-item>
            </text:list>
          </draw:text-box>
        </draw:frame>
        <presentation:notes draw:style-name="dp2">
          <draw:page-thumbnail draw:style-name="gr1" draw:layer="layout" svg:width="12.75cm" svg:height="9.56cm" svg:x="4.125cm" svg:y="2.5cm" draw:page-number="22" presentation:class="page"/>
          <draw:frame presentation:style-name="pr2"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4.304cm" svg:x="1.4cm" svg:y="5cm" presentation:class="outline" presentation:user-transformed="true">
          <draw:text-box>
            <text:list text:style-name="L2">
              <text:list-item>
                <text:p>References and Resources</text:p>
                <text:list>
                  <text:list-item>
                    <text:p>Manage and Configure WSL Distros</text:p>
                    <text:list>
                      <text:list-item>
                        <text:p>https://docs.microsoft.com/en-us/windows/wsl/wsl-config</text:p>
                      </text:list-item>
                    </text:list>
                  </text:list-item>
                  <text:list-item>
                    <text:p>Release Notes</text:p>
                    <text:list>
                      <text:list-item>
                        <text:p><text:a xlink:href="https://docs.microsoft.com/en-us/windows/wsl/release-notes" xlink:type="simple">https://docs.microsoft.com/en-us/windows/wsl/release-notes</text:a></text:p>
                      </text:list-item>
                    </text:list>
                  </text:list-item>
                  <text:list-item>
                    <text:p>Page with lots of WSL links</text:p>
                    <text:list>
                      <text:list-item>
                        <text:p><text:a xlink:href="https://github.com/sirredbeard/Awesome-WSL" xlink:type="simple">https://github.com/sirredbeard/Awesome-WSL</text:a></text:p>
                      </text:list-item>
                    </text:list>
                  </text:list-item>
                  <text:list-item>
                    <text:p>WSL Presentation by Mithun Shanbhag</text:p>
                    <text:list>
                      <text:list-item>
                        <text:p><text:a xlink:href="https://www.slideshare.net/mithunshanbhag/wsl-windows-subsytem-for-linux" xlink:type="simple">https://www.slideshare.net/mithunshanbhag/wsl-windows-subsytem-for-linux</text:a></text:p>
                      </text:list-item>
                    </text:list>
                  </text:list-item>
                  <text:list-item>
                    <text:p>Ubuntu WSL Page</text:p>
                    <text:list>
                      <text:list-item>
                        <text:p><text:a xlink:href="https://wiki.ubuntu.com/WSL" xlink:type="simple">https://wiki.ubuntu.com/WSL</text:a></text:p>
                      </text:list-item>
                    </text:list>
                  </text:list-item>
                  <text:list-item>
                    <text:p>Microsoft Provided WSL Linux Kernel</text:p>
                    <text:list>
                      <text:list-item>
                        <text:p>https://github.com/microsoft/WSL2-Linux-Kernel</text:p>
                      </text:list-item>
                    </text:list>
                  </text:list-item>
                </text:list>
              </text:list-item>
            </text:list>
          </draw:text-box>
        </draw:frame>
        <presentation:notes draw:style-name="dp2">
          <draw:page-thumbnail draw:style-name="gr1" draw:layer="layout" svg:width="12.75cm" svg:height="9.56cm" svg:x="4.125cm" svg:y="2.5cm" draw:page-number="23" presentation:class="page"/>
          <draw:frame presentation:style-name="pr2"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3T0">
        <draw:frame presentation:style-name="pr3" draw:layer="layout" svg:width="20cm" svg:height="2cm" svg:x="1.4cm" svg:y="1.6cm" presentation:class="title">
          <draw:text-box>
            <text:p>Circuit Python</text:p>
          </draw:text-box>
        </draw:frame>
        <draw:frame presentation:style-name="pr5" draw:text-style-name="P1" draw:layer="layout" svg:width="25.2cm" svg:height="12.179cm" svg:x="1.4cm" svg:y="5cm" presentation:class="subtitle">
          <draw:text-box>
            <text:p>CircuitPython is a Python interpreter that has been implemented as the firmware on some microprocessors. This allows a programmer to develop and run microprocessor applications without the need for external SDKs, compilers, etc. Scripts are run directly by the Python interpreter. We will cover the design philosophy behind it, the community that supports it, and enter and run some examples (live demo!)</text:p>
          </draw:text-box>
        </draw:frame>
        <presentation:notes draw:style-name="dp2">
          <draw:page-thumbnail draw:style-name="gr1" draw:layer="layout" svg:width="12.75cm" svg:height="9.56cm" svg:x="4.125cm" svg:y="2.5cm" draw:page-number="24" presentation:class="page"/>
          <draw:frame presentation:style-name="pr6" draw:text-style-name="P1"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2.179cm" svg:x="1.4cm" svg:y="5cm" presentation:class="outline">
          <draw:text-box>
            <text:list text:style-name="L2">
              <text:list-item>
                <text:p>History</text:p>
                <text:list>
                  <text:list-item>
                    <text:p>MicroPython was created in 2013 by Damien George</text:p>
                  </text:list-item>
                  <text:list-item>
                    <text:p>Originally supported a Kickstarted STM32 ‘pyboard’</text:p>
                  </text:list-item>
                  <text:list-item>
                    <text:p>His aim was to support standard CPython with as many modules as possible.</text:p>
                  </text:list-item>
                  <text:list-item>
                    <text:p>Constrained by memory sizes (256k of code space, 16k of RAM)</text:p>
                  </text:list-item>
                  <text:list-item>
                    <text:p>MicroPython has been expanded to other architectures (ESP8266, ESP32, PIC, Unix, Windows, etc.)</text:p>
                  </text:list-item>
                </text:list>
              </text:list-item>
            </text:list>
          </draw:text-box>
        </draw:frame>
        <presentation:notes draw:style-name="dp2">
          <draw:page-thumbnail draw:style-name="gr1" draw:layer="layout" svg:width="12.75cm" svg:height="9.56cm" svg:x="4.125cm" svg:y="2.5cm" draw:page-number="25" presentation:class="page"/>
          <draw:frame presentation:style-name="pr2" draw:text-style-name="P1"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2.179cm" svg:x="1.4cm" svg:y="5cm" presentation:class="outline">
          <draw:text-box>
            <text:list text:style-name="L2">
              <text:list-item>
                <text:p>History</text:p>
                <text:list>
                  <text:list-item>
                    <text:p>MicroPython was forked in 2017 by Adafruit to create CircuitPython</text:p>
                  </text:list-item>
                  <text:list-item>
                    <text:p>Originally done to support SAMD21 chips used by many Adafruit boards</text:p>
                  </text:list-item>
                  <text:list-item>
                    <text:p>Goal: One hardware API regardless of board or chip type</text:p>
                  </text:list-item>
                  <text:list-item>
                    <text:p>Some non-standard Python code from MicroPython was removed</text:p>
                  </text:list-item>
                  <text:list-item>
                    <text:p>A uf2 bootloader was created to simplify getting code on the board </text:p>
                  </text:list-item>
                  <text:list-item>
                    <text:p>Both projects still share code back and forth </text:p>
                  </text:list-item>
                </text:list>
              </text:list-item>
            </text:list>
          </draw:text-box>
        </draw:frame>
        <presentation:notes draw:style-name="dp2">
          <draw:page-thumbnail draw:style-name="gr1" draw:layer="layout" svg:width="12.75cm" svg:height="9.56cm" svg:x="4.125cm" svg:y="2.5cm" draw:page-number="26" presentation:class="page"/>
          <draw:frame presentation:style-name="pr2" draw:text-style-name="P1"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4.304cm" svg:x="1.4cm" svg:y="5cm" presentation:class="outline" presentation:user-transformed="true">
          <draw:text-box>
            <text:list text:style-name="L2">
              <text:list-item>
                <text:p>How it works</text:p>
                <text:list>
                  <text:list-item>
                    <text:p>Power-up default is to enter a REPL prompt state on the serial/usb port (REPL = read-eval-print-loop; waiting for entry of Python code)</text:p>
                  </text:list-item>
                  <text:list-item>
                    <text:p>A terminal emulator connected to the USB port allows interaction with the system</text:p>
                  </text:list-item>
                  <text:list-item>
                    <text:p>Python commands &amp; scripts can be entered directly</text:p>
                  </text:list-item>
                  <text:list-item>
                    <text:p>The device will also show up as a USB disk drive</text:p>
                    <text:list>
                      <text:list-item>
                        <text:p>Access depends on which OS you are running</text:p>
                      </text:list-item>
                      <text:list-item>
                        <text:p>Code, modules, audio &amp; video files can be copied directly to the CIRCUITPY drive</text:p>
                      </text:list-item>
                    </text:list>
                  </text:list-item>
                  <text:list-item>
                    <text:p>Scripts named boot.py or main.py will be run automatically on power-up (no REPL prompt)</text:p>
                  </text:list-item>
                  <text:list-item>
                    <text:p>You can also run arbitrarily named scripts using a REPL command</text:p>
                  </text:list-item>
                </text:list>
              </text:list-item>
            </text:list>
          </draw:text-box>
        </draw:frame>
        <presentation:notes draw:style-name="dp2">
          <draw:page-thumbnail draw:style-name="gr1" draw:layer="layout" svg:width="12.75cm" svg:height="9.56cm" svg:x="4.125cm" svg:y="2.5cm" draw:page-number="27" presentation:class="page"/>
          <draw:frame presentation:style-name="pr2" draw:text-style-name="P1"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4.304cm" svg:x="1.4cm" svg:y="5cm" presentation:class="outline" presentation:user-transformed="true">
          <draw:text-box>
            <text:list text:style-name="L2">
              <text:list-item>
                <text:p>How it works</text:p>
                <text:list>
                  <text:list-item>
                    <text:p>The most commonly used Python modules are compiled into the core</text:p>
                  </text:list-item>
                  <text:list-item>
                    <text:p>Many modules for specific hardware devices can be installed separately</text:p>
                  </text:list-item>
                  <text:list-item>
                    <text:p>CircuitPython modules have been ported to CPython (i.e. Raspberry Pi, etc.) - the project is named ‘blinka’</text:p>
                  </text:list-item>
                </text:list>
              </text:list-item>
            </text:list>
          </draw:text-box>
        </draw:frame>
        <presentation:notes draw:style-name="dp2">
          <draw:page-thumbnail draw:style-name="gr1" draw:layer="layout" svg:width="12.75cm" svg:height="9.56cm" svg:x="4.125cm" svg:y="2.5cm" draw:page-number="28" presentation:class="page"/>
          <draw:frame presentation:style-name="pr2" draw:text-style-name="P1"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4.304cm" svg:x="1.4cm" svg:y="5cm" presentation:class="outline" presentation:user-transformed="true">
          <draw:text-box>
            <text:list text:style-name="L2">
              <text:list-item>
                <text:p>CircuitPython Community</text:p>
                <text:list>
                  <text:list-item>
                    <text:p>All the code is on github</text:p>
                    <text:list>
                      <text:list-item>
                        <text:p>Core code at https://github.com/adafruit/circuitpython</text:p>
                      </text:list-item>
                      <text:list-item>
                        <text:p>Library code at https://github.com/adafruit/CircuitPython_Community _Bundle </text:p>
                      </text:list-item>
                    </text:list>
                  </text:list-item>
                  <text:list-item>
                    <text:p>All are welcome to contribute; info can be found at: https://github.com/adafruit/circuitpython/blob/master/ CONTRIBUTING.md</text:p>
                  </text:list-item>
                  <text:list-item>
                    <text:p>Primary sources of contact/support </text:p>
                    <text:list>
                      <text:list-item>
                        <text:p>https://adafru.it/discord</text:p>
                      </text:list-item>
                      <text:list-item>
                        <text:p><text:a xlink:href="https://forums.adafruit.com/viewforum.php?f=60" xlink:type="simple">https://forums.adafruit.com/viewforum.php?f=60</text:a></text:p>
                      </text:list-item>
                    </text:list>
                  </text:list-item>
                  <text:list-item>
                    <text:p>There is a weekly developers call <text:s/>on discord – search for #circuitpython</text:p>
                  </text:list-item>
                </text:list>
              </text:list-item>
            </text:list>
          </draw:text-box>
        </draw:frame>
        <presentation:notes draw:style-name="dp2">
          <draw:page-thumbnail draw:style-name="gr1" draw:layer="layout" svg:width="12.75cm" svg:height="9.56cm" svg:x="4.125cm" svg:y="2.5cm" draw:page-number="29" presentation:class="page"/>
          <draw:frame presentation:style-name="pr2" draw:text-style-name="P1" draw:layer="layout" svg:width="17cm" svg:height="14cm" svg:x="2cm" svg:y="13cm" presentation:class="notes" presentation:placeholder="true">
            <draw:text-box/>
          </draw:frame>
        </presentation:notes>
      </draw:page>
      <draw:page draw:name="page30" draw:style-name="dp1" draw:master-page-name="Inspiration" presentation:presentation-page-layout-name="AL2T1">
        <draw:frame presentation:style-name="pr3" draw:layer="layout" svg:width="20cm" svg:height="2cm" svg:x="1.4cm" svg:y="1.6cm" presentation:class="title">
          <draw:text-box>
            <text:p>Circuit Python</text:p>
          </draw:text-box>
        </draw:frame>
        <draw:frame presentation:style-name="pr4" draw:layer="layout" svg:width="25.2cm" svg:height="12.179cm" svg:x="1.4cm" svg:y="5cm" presentation:class="outline">
          <draw:text-box>
            <text:list text:style-name="L2">
              <text:list-item>
                <text:p>Live Demos</text:p>
                <text:list>
                  <text:list-item>
                    <text:p>Demo 1 - booting up and using the REPL prompt</text:p>
                  </text:list-item>
                  <text:list-item>
                    <text:p>Demo 2 - Writing a simple Python script and copying it <text:s text:c="2"/><text:tab/><text:tab/><text:tab/><text:tab/>to the CIRCUITPY disk drive</text:p>
                  </text:list-item>
                  <text:list-item>
                    <text:p>Demo 3 - Lighting up some LED’s on LED string</text:p>
                  </text:list-item>
                  <text:list-item>
                    <text:p>Demo 4 - Sound level dependent LED</text:p>
                  </text:list-item>
                  <text:list-item>
                    <text:p>Demo 5 – Lighting up some LED’s on LED string running on a Raspberry Pi using “blinka” libraries</text:p>
                  </text:list-item>
                </text:list>
              </text:list-item>
            </text:list>
          </draw:text-box>
        </draw:frame>
        <presentation:notes draw:style-name="dp2">
          <draw:page-thumbnail draw:style-name="gr1" draw:layer="layout" svg:width="12.75cm" svg:height="9.56cm" svg:x="4.125cm" svg:y="2.5cm" draw:page-number="30" presentation:class="page"/>
          <draw:frame presentation:style-name="pr2" draw:text-style-name="P1"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3" draw:layer="layout" svg:width="20cm" svg:height="2cm" svg:x="1.4cm" svg:y="1.6cm" presentation:class="title">
          <draw:text-box>
            <text:p>Circuit Python</text:p>
          </draw:text-box>
        </draw:frame>
        <draw:frame presentation:style-name="pr4" draw:layer="layout" svg:width="25.2cm" svg:height="12.179cm" svg:x="1.4cm" svg:y="5cm" presentation:class="outline">
          <draw:text-box>
            <text:list text:style-name="L2">
              <text:list-item>
                <text:p>Demo Hardware</text:p>
                <text:list>
                  <text:list-item>
                    <text:p>Demo 1,2,3,4 </text:p>
                    <text:list>
                      <text:list-item>
                        <text:p>Adafruit Circuit Playground Express</text:p>
                      </text:list-item>
                      <text:list-item>
                        <text:p/>
                      </text:list-item>
                    </text:list>
                  </text:list-item>
                  <text:list-item>
                    <text:p>Demo 5</text:p>
                    <text:list>
                      <text:list-item>
                        <text:p>Raspberry Pi 3 B+</text:p>
                      </text:list-item>
                      <text:list-item>
                        <text:p>Ws2811 50 LED string</text:p>
                      </text:list-item>
                      <text:list-item>
                        <text:p>Raspbian Buster</text:p>
                      </text:list-item>
                    </text:list>
                  </text:list-item>
                </text:list>
              </text:list-item>
            </text:list>
          </draw:text-box>
        </draw:frame>
        <presentation:notes draw:style-name="dp2">
          <draw:page-thumbnail draw:style-name="gr1" draw:layer="layout" svg:width="12.75cm" svg:height="9.56cm" svg:x="4.125cm" svg:y="2.5cm" draw:page-number="31" presentation:class="page"/>
          <draw:frame presentation:style-name="pr2" draw:text-style-name="P1"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3" draw:layer="layout" svg:width="20cm" svg:height="2cm" svg:x="1.59cm" svg:y="1.556cm" presentation:class="title" presentation:user-transformed="true">
          <draw:text-box>
            <text:p>Presentation Materials</text:p>
          </draw:text-box>
        </draw:frame>
        <draw:frame presentation:style-name="pr4" draw:layer="layout" svg:width="25.2cm" svg:height="12.179cm" svg:x="1.4cm" svg:y="5cm" presentation:class="outline">
          <draw:text-box>
            <text:list text:style-name="L2">
              <text:list-item>
                <text:p>This presentation and CircuitPython demo scripts are all available on github at https://github.com/siehputz/uniforum2020</text:p>
              </text:list-item>
            </text:list>
          </draw:text-box>
        </draw:frame>
        <presentation:notes draw:style-name="dp2">
          <draw:page-thumbnail draw:style-name="gr1" draw:layer="layout" svg:width="12.75cm" svg:height="9.56cm" svg:x="4.125cm" svg:y="2.5cm" draw:page-number="32" presentation:class="page"/>
          <draw:frame presentation:style-name="pr2"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0T10:58:48.716000000</meta:creation-date>
    <meta:editing-duration>PT7H2M22S</meta:editing-duration>
    <meta:editing-cycles>23</meta:editing-cycles>
    <meta:generator>LibreOffice/5.3.6.1$Linux_X86_64 LibreOffice_project/30$Build-1</meta:generator>
    <dc:title>Inspiration</dc:title>
    <dc:date>2020-01-21T14:19:05.522879657</dc:date>
    <meta:document-statistic meta:object-count="149"/>
  </office:meta>
</office:document-meta>
</file>